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style style:name="P2" style:family="paragraph" style:parent-style-name="Standard">
      <style:text-properties officeooo:paragraph-rsid="0032e11f"/>
    </style:style>
    <style:style style:name="P3" style:family="paragraph" style:parent-style-name="Standard">
      <style:text-properties style:font-name="Calibri"/>
    </style:style>
    <style:style style:name="P4" style:family="paragraph" style:parent-style-name="Standard">
      <style:text-properties style:font-name="Calibri" fo:font-style="normal" fo:font-weight="normal" officeooo:rsid="00384089" style:font-style-asian="normal" style:font-weight-asian="normal" style:font-style-complex="normal" style:font-weight-complex="normal"/>
    </style:style>
    <style:style style:name="P5" style:family="paragraph" style:parent-style-name="Standard">
      <style:paragraph-properties fo:padding="0.0291in" fo:border-left="none" fo:border-right="none" fo:border-top="none" fo:border-bottom="0.06pt solid #000000" style:join-border="false"/>
      <style:text-properties style:font-name="Calibri" fo:font-style="normal" fo:font-weight="normal" officeooo:rsid="0055e375" officeooo:paragraph-rsid="0055e375" style:font-style-asian="normal" style:font-weight-asian="normal" style:font-style-complex="normal" style:font-weight-complex="normal"/>
    </style:style>
    <style:style style:name="P6" style:family="paragraph" style:parent-style-name="Listenabsatz" style:list-style-name="L1">
      <style:text-properties style:font-name="Calibri" officeooo:rsid="0020bd97" officeooo:paragraph-rsid="0020bd97"/>
    </style:style>
    <style:style style:name="P7" style:family="paragraph" style:parent-style-name="Listenabsatz" style:list-style-name="L1">
      <style:text-properties style:font-name="Calibri" officeooo:rsid="0020bd97" officeooo:paragraph-rsid="0055e375"/>
    </style:style>
    <style:style style:name="P8" style:family="paragraph" style:parent-style-name="Standard" style:master-page-name="MP0">
      <style:paragraph-properties style:page-number="auto" fo:break-before="page"/>
    </style:style>
    <style:style style:name="P9" style:family="paragraph" style:parent-style-name="Standard" style:list-style-name="L2">
      <style:text-properties style:font-name="Calibri" officeooo:rsid="0020bd97" officeooo:paragraph-rsid="0032e11f"/>
    </style:style>
    <style:style style:name="P10" style:family="paragraph" style:parent-style-name="Standard">
      <style:text-properties style:font-name="Calibri" fo:font-style="normal" fo:font-weight="normal" officeooo:rsid="0055e375" officeooo:paragraph-rsid="00577d4d" style:font-style-asian="normal" style:font-weight-asian="normal" style:font-style-complex="normal" style:font-weight-complex="normal"/>
    </style:style>
    <style:style style:name="P11" style:family="paragraph" style:parent-style-name="Standard">
      <style:text-properties style:font-name="Calibri" fo:font-style="normal" fo:font-weight="normal" officeooo:rsid="0055e375" officeooo:paragraph-rsid="0055e375" style:font-style-asian="normal" style:font-weight-asian="normal" style:font-style-complex="normal" style:font-weight-complex="normal"/>
    </style:style>
    <style:style style:name="P12" style:family="paragraph" style:parent-style-name="Standard">
      <style:text-properties style:font-name="Calibri" fo:font-style="normal" fo:font-weight="normal" officeooo:rsid="00577d4d" officeooo:paragraph-rsid="00577d4d" style:font-style-asian="normal" style:font-weight-asian="normal" style:font-style-complex="normal" style:font-weight-complex="normal"/>
    </style:style>
    <style:style style:name="P13" style:family="paragraph" style:parent-style-name="Standard">
      <style:text-properties style:font-name="Calibri" fo:font-style="normal" fo:font-weight="normal" officeooo:rsid="0058c3fd" officeooo:paragraph-rsid="0058c3f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77d4d" style:font-style-asian="italic" style:font-style-complex="italic"/>
    </style:style>
    <style:style style:name="T3" style:family="text">
      <style:text-properties fo:font-style="italic" officeooo:rsid="0058c3fd" style:font-style-asian="italic" style:font-style-complex="italic"/>
    </style:style>
    <style:style style:name="T4" style:family="text">
      <style:text-properties officeooo:rsid="00382e60"/>
    </style:style>
    <style:style style:name="T5" style:family="text">
      <style:text-properties style:font-name="Calibri"/>
    </style:style>
    <style:style style:name="T6" style:family="text">
      <style:text-properties style:font-name="Calibri" fo:font-weight="bold" style:font-weight-asian="bold"/>
    </style:style>
    <style:style style:name="T7" style:family="text">
      <style:text-properties style:font-name="Calibri" officeooo:rsid="0032e11f"/>
    </style:style>
    <style:style style:name="T8" style:family="text">
      <style:text-properties style:font-name="Calibri" officeooo:rsid="0055e375"/>
    </style:style>
    <style:style style:name="T9" style:family="text">
      <style:text-properties officeooo:rsid="004be2d4"/>
    </style:style>
    <style:style style:name="T10" style:family="text">
      <style:text-properties officeooo:rsid="0055e375"/>
    </style:style>
    <style:style style:name="T11" style:family="text">
      <style:text-properties officeooo:rsid="00577d4d"/>
    </style:style>
    <style:style style:name="T12" style:family="text">
      <style:text-properties officeooo:rsid="0058c3fd"/>
    </style:style>
    <style:style style:name="T13" style:family="text">
      <style:text-properties officeooo:rsid="005a62e9"/>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Absatz-Standardschriftart"><text:span text:style-name="T6">Team</text:span></text:span><text:span text:style-name="T5">: </text:span><text:span text:style-name="T7">06; Atabek Amanov, Thomas Bednorz</text:span></text:p>
      <text:p text:style-name="Standard"><text:span text:style-name="Absatz-Standardschriftart"><text:span text:style-name="T6">Aufgabenaufteilung</text:span></text:span><text:span text:style-name="T5">: </text:span></text:p>
      <text:list xml:id="list5623146012138190409" text:style-name="L1">
        <text:list-item>
          <text:p text:style-name="P6">Skizze (adp1_<text:span text:style-name="T10">vergleich-team04-</text:span>amanov_bednorz.<text:span text:style-name="T9">pdf</text:span>), Atabek Amanov</text:p>
        </text:list-item>
        <text:list-item>
          <text:p text:style-name="P7">Skizze (adp1_<text:span text:style-name="T10">vergleich-team04-</text:span>amanov_bednorz.<text:span text:style-name="T9">pdf</text:span>), Thomas Bednorz</text:p>
        </text:list-item>
      </text:list>
      <text:p text:style-name="Standard"><text:span text:style-name="Absatz-Standardschriftart"><text:span text:style-name="T6">Quellenangaben</text:span></text:span><text:span text:style-name="T5">: -</text:span></text:p>
      <text:p text:style-name="P2"><text:span text:style-name="Absatz-Standardschriftart"><text:span text:style-name="T6">Bearbeitungszeitraum</text:span></text:span><text:span text:style-name="T5">: </text:span></text:p>
      <text:list xml:id="list7621729580273662448" text:style-name="L2">
        <text:list-item>
          <text:p text:style-name="P9">Di, 2<text:span text:style-name="T11">9</text:span>.03.16, <text:span text:style-name="T4">2 Stunden</text:span></text:p>
        </text:list-item>
      </text:list>
      <text:p text:style-name="Standard"><text:span text:style-name="Absatz-Standardschriftart"><text:span text:style-name="T6">Aktueller Stand</text:span></text:span><text:span text:style-name="T5">: </text:span><text:span text:style-name="T8">Vergleich der Skizze von Team 04 zu der von Team 06 ist fertig.</text:span></text:p>
      <text:p text:style-name="Standard"><text:span text:style-name="Absatz-Standardschriftart"><text:span text:style-name="T6">Änderungen in der Skizze</text:span></text:span><text:span text:style-name="T5">: -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text:soft-page-break/></text:p>
      <text:p text:style-name="P5">Aufgabe 1: Unterschiede Skizze Team 04 zu Team 06</text:p>
      <text:p text:style-name="P11"/>
      <text:p text:style-name="P10">Im Gegensatz zu unserer Skizze hat Team 04 eindeutig <text:span text:style-name="T11">dargelegt</text:span>, wie die Pakete (bzw. das Paket) und die Klassen benannt werden sollen. <text:span text:style-name="T11">Auch wurde klar festgelegt, wie die create/init-Methoden umgesetzt werden sollen, was im Kontext eines objektorientierten Designs eine Unklarheit darstellte. Somit wurden im Vorfeld Probleme bezüglich der Austauschbarkeit, die im späteren Verlauf evtl. hätten nachträglich geändert werden müssen, vorgebeugt. </text:span></text:p>
      <text:p text:style-name="P10"><text:span text:style-name="T11">Nicht unbedingt von Nöten war dagegen, dass die Methoden </text:span><text:span text:style-name="T2">public</text:span><text:span text:style-name="T11"> sein sollen, da dies unmissverständlich dadurch ist, dass die in der Aufgabe vorgegebenen Methoden die Schnittstelle darstellen. In diesem Zuge ist auch unnötig zu erwähnen, dass keine Methoden entfernt werden dürfen. Verhandelbar und von daher auch nicht zwingend vorzuschreiben ist auch, dass keine weiteren Methoden hinzugefügt werden dürfen. Solange die vorgeschriebene Schnittstelle erfüllt ist, können theoretisch weitere Methoden hinzugefügt werden, weil das der Austauschbarkeit keinen Abbruch tut.</text:span></text:p>
      <text:p text:style-name="P12">Die Beschreibung der ADTs sind viel kompakter und weniger formalisiert gehalten als bei unserer Skizze, <text:span text:style-name="T12">was die Skizze leichter lesbarer und weniger erschlagend macht</text:span>. Nicht spezifiziert wurden die genauen Typen der Rückgabewerte, z.B. ob „ganze Zahl“ als Java int oder Java Integer zurückgegeben werden sollen. Auch fehlen Beschreibungen des Verhaltens im Fehlerfall, <text:span text:style-name="T12">z.B. wenn in eine ADTListe ein Element an einer unmöglichen Stelle eingefügt werden soll, oder wie das Verhalten eines ADTStacks ist, wenn die </text:span><text:span text:style-name="T3">pop()</text:span><text:span text:style-name="T12"> Operation auf einen leere Stack angewendet wird.</text:span></text:p>
      <text:p text:style-name="P13">Generell fällt noch auf, dass den meisten Operationen ein Argument des Typs übergeben wird, auf welches die Methode angewendet wird. Wenn beispielsweise die <text:span text:style-name="T1">find-</text:span>Methode einer ADTListe eine Instanzmethode sein soll, wieso soll ihr als Argument eine ADTListe übergeben werden. Soll das Element in eben dieser Instanz gefunden werden, ist es unnötig es nochmals als Argument zu übergeben. Soll die <text:span text:style-name="T1">find</text:span>-Methode ein Element in irgendeiner Liste finden, so stellt sich die Frage, wieso die Methode an die Instanzen gebunden wird und nicht stattdessen als <text:span text:style-name="T1">static</text:span> umgesetzt wird. <text:span text:style-name="T13">Es erscheint auf den ersten Blick so, als wäre die formalisierte Abbildung von Mengen, die in der Aufgabenstellung formuliert wurde 1:1 auf das objektorientierte Design der Umsetzung übertragen wurde. Selbstverständlich ist es möglich, dass hinter diesen Designentscheidungen ein Kalkül steckt, aber dieses ist auf den ersten Blick nicht offensichtlich und würde weiterer Kommunikation mit dem Team bedürf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3598in" fo:margin-left="0in" fo:margin-right="0in" fo:margin-bottom="0.3in" fo:background-color="transparent" style:dynamic-spacing="false" draw:fill="none" draw:fill-color="#4f81bd"/>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lgorithmen &amp; Datenstrukturen Praktikum – SoSe16 – Gruppe 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9T22:52:58.916000000</dc:date>
    <meta:editing-cycles>38</meta:editing-cycles>
    <meta:editing-duration>PT3H41M14S</meta:editing-duration>
    <meta:document-statistic meta:table-count="0" meta:image-count="0" meta:object-count="0" meta:page-count="2" meta:paragraph-count="15" meta:word-count="424" meta:character-count="3035" meta:non-whitespace-character-count="2621"/>
    <meta:template xlink:type="simple" xlink:actuate="onRequest" xlink:title="" xlink:href="../../../../HAW/AD/PFormal/PFormal.odt/Normal.dotm"/>
  </office:meta>
</office:document-meta>
</file>